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0292in"/>
    </style:style>
    <style:style style:name="Table1.D" style:family="table-column">
      <style:table-column-properties style:column-width="2.2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46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0a6a3b" officeooo:paragraph-rsid="000a6a3b"/>
    </style:style>
    <style:style style:name="P2" style:family="paragraph" style:parent-style-name="Standard">
      <style:paragraph-properties fo:text-align="center" style:justify-single-word="false"/>
      <style:text-properties fo:language="es" fo:country="CR" fo:font-weight="bold" officeooo:rsid="000a6a3b" officeooo:paragraph-rsid="000a6a3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s" fo:country="CR" fo:font-weight="bold" officeooo:rsid="0013de86" officeooo:paragraph-rsid="0013de8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CR" fo:font-weight="normal" officeooo:rsid="000a953b" officeooo:paragraph-rsid="000a953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s" fo:country="CR" fo:font-weight="normal" officeooo:rsid="000bdc18" officeooo:paragraph-rsid="000bdc1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s" fo:country="CR" fo:font-weight="normal" officeooo:rsid="000d9add" officeooo:paragraph-rsid="00112f8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s" fo:country="CR" fo:font-weight="normal" officeooo:rsid="000e7b97" officeooo:paragraph-rsid="0012482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s" fo:country="CR" fo:font-weight="normal" officeooo:rsid="001100d6" officeooo:paragraph-rsid="00112f8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s" fo:country="CR" fo:font-weight="normal" officeooo:rsid="001100d6" officeooo:paragraph-rsid="0012482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s" fo:country="CR" fo:font-weight="normal" officeooo:rsid="0013de86" officeooo:paragraph-rsid="0013de8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s" fo:country="CR" fo:font-weight="normal" officeooo:rsid="0014b66b" officeooo:paragraph-rsid="0014b66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CR" fo:font-weight="normal" officeooo:rsid="0015362d" officeooo:paragraph-rsid="0015362d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6pt" fo:language="es" fo:country="CR" fo:font-weight="bold" officeooo:rsid="000d9add" officeooo:paragraph-rsid="000d9add" style:font-size-asian="16pt" style:font-weight-asian="bold" style:font-size-complex="16pt" style:font-weight-complex="bold"/>
    </style:style>
    <style:style style:name="T1" style:family="text">
      <style:text-properties fo:language="es" fo:country="CR"/>
    </style:style>
    <style:style style:name="T2" style:family="text">
      <style:text-properties officeooo:rsid="00105531"/>
    </style:style>
    <style:style style:name="T3" style:family="text">
      <style:text-properties officeooo:rsid="0015a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ila del producto Mercadito Verd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92260054640">
          <table:table-cell table:style-name="Table1.A1" office:value-type="string">
            <text:p text:style-name="P2">Prioridad</text:p>
          </table:table-cell>
          <table:table-cell table:style-name="Table1.A1" office:value-type="string">
            <text:p text:style-name="P2">Como un</text:p>
          </table:table-cell>
          <table:table-cell table:style-name="Table1.A1" office:value-type="string">
            <text:p text:style-name="P2">Quiero</text:p>
          </table:table-cell>
          <table:table-cell table:style-name="Table1.D1" office:value-type="string">
            <text:p text:style-name="P2">Con el fin de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Productor</text:p>
          </table:table-cell>
          <table:table-cell table:style-name="Table1.A2" office:value-type="string">
            <text:p text:style-name="P4">Poder añadir mis productos a un catalogo donde lo puedan ver mis potenciales clientes.</text:p>
          </table:table-cell>
          <table:table-cell table:style-name="Table1.D2" office:value-type="string">
            <text:p text:style-name="P4">Que mis posibles clientes tengan acceso a mi mercadería para poder comprala.</text:p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Cliente</text:p>
          </table:table-cell>
          <table:table-cell table:style-name="Table1.A2" office:value-type="string">
            <text:p text:style-name="P5">Poder ver una lista de productos disponibles, con precios, imágenes y características de los mismos.</text:p>
          </table:table-cell>
          <table:table-cell table:style-name="Table1.D2" office:value-type="string">
            <text:p text:style-name="P5">Conocer los productos existentes y el costo que tienen para saber si me interesan.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5">Cliente</text:p>
          </table:table-cell>
          <table:table-cell table:style-name="Table1.A2" office:value-type="string">
            <text:p text:style-name="P5">Poder tener un carrito de compras que me indique la cantidad de ítems y el precio de estos en mi lista de compra</text:p>
          </table:table-cell>
          <table:table-cell table:style-name="Table1.D2" office:value-type="string">
            <text:p text:style-name="P5">Conocer los detalles de mi pedido antes de realizarlo para saber si es correct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8">Cliente</text:p>
          </table:table-cell>
          <table:table-cell table:style-name="Table1.A2" office:value-type="string">
            <text:p text:style-name="P9">Confirmar mi pedido ingresando los datos de envío para mis compras</text:p>
          </table:table-cell>
          <table:table-cell table:style-name="Table1.D2" office:value-type="string">
            <text:p text:style-name="P9">Que el pedido se entregue a la dirección que indiqué</text:p>
          </table:table-cell>
        </table:table-row>
        <table:table-row table:style-name="Table1.2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6">Productor</text:p>
          </table:table-cell>
          <table:table-cell table:style-name="Table1.A2" office:value-type="string">
            <text:p text:style-name="P7">Ver la lista de pedidos que <text:span text:style-name="T2">realizaron mis clientes en un lapso de tiempo</text:span></text:p>
          </table:table-cell>
          <table:table-cell table:style-name="Table1.D2" office:value-type="string">
            <text:p text:style-name="P9">Poder enviar mis productos a los clientes que realizaron sus pedidos</text:p>
          </table:table-cell>
        </table:table-row>
        <table:table-row table:style-name="Table1.2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10">Productor</text:p>
          </table:table-cell>
          <table:table-cell table:style-name="Table1.A2" office:value-type="string">
            <text:p text:style-name="P11">Crear paquetes de productos que se venden a precios especiales</text:p>
          </table:table-cell>
          <table:table-cell table:style-name="Table1.D2" office:value-type="string">
            <text:p text:style-name="P12">Atraer clientes y vender ciertos productos en conjunto <text:span text:style-name="T3">mas fácilment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23:03:23.350000000</meta:creation-date>
    <dc:date>2020-11-26T23:48:05.343000000</dc:date>
    <meta:editing-duration>PT23M16S</meta:editing-duration>
    <meta:editing-cycles>1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9" meta:word-count="183" meta:character-count="1047" meta:non-whitespace-character-count="893"/>
  </office:meta>
</office:document-meta>
</file>